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er">
      <style:paragraph-properties fo:text-align="justify" style:justify-single-word="false"/>
    </style:style>
    <style:style style:name="P2" style:family="paragraph" style:parent-style-name="Standard" style:list-style-name="L1">
      <style:paragraph-properties fo:margin-top="0in" fo:margin-bottom="0in"/>
      <style:text-properties fo:color="#1f497d" style:font-name="Calibri" fo:font-size="11pt" style:font-size-asian="11pt" style:font-name-complex="Arial2" style:font-size-complex="11pt"/>
    </style:style>
    <style:style style:name="P3" style:family="paragraph" style:parent-style-name="Standard" style:list-style-name="L1">
      <style:paragraph-properties fo:margin-top="0in" fo:margin-bottom="0in"/>
      <style:text-properties fo:color="#1f497d" style:font-name="Calibri" fo:font-size="11pt" fo:font-style="normal" style:font-size-asian="11pt" style:font-style-asian="normal" style:font-name-complex="Arial2" style:font-size-complex="11pt" style:font-style-complex="normal"/>
    </style:style>
    <style:style style:name="P4" style:family="paragraph" style:parent-style-name="Standard">
      <style:paragraph-properties fo:margin-top="0in" fo:margin-bottom="0in"/>
      <style:text-properties fo:color="#222222" style:font-name="Arial1" fo:font-size="10pt" fo:font-style="italic" style:font-size-asian="10pt" style:font-style-asian="italic" style:font-name-complex="Arial2" style:font-size-complex="10pt" style:font-style-complex="italic"/>
    </style:style>
    <style:style style:name="P5" style:family="paragraph" style:parent-style-name="Standard">
      <style:paragraph-properties fo:margin-top="0in" fo:margin-bottom="0in"/>
      <style:text-properties fo:color="#222222" style:font-name="Arial1" fo:font-size="10pt" fo:font-style="normal" style:font-size-asian="10pt" style:font-style-asian="normal" style:font-name-complex="Arial2" style:font-size-complex="10pt" style:font-style-complex="normal"/>
    </style:style>
    <style:style style:name="P6" style:family="paragraph" style:parent-style-name="Standard" style:list-style-name="L1">
      <style:paragraph-properties fo:margin-top="0in" fo:margin-bottom="0in"/>
    </style:style>
    <style:style style:name="T1" style:family="text">
      <style:text-properties style:font-name-asian="Times New Roman1"/>
    </style:style>
    <style:style style:name="T2" style:family="text">
      <style:text-properties fo:color="#1f497d" style:font-name="Calibri" fo:font-size="11pt" style:font-size-asian="11pt" style:font-name-complex="Arial2" style:font-size-complex="11pt"/>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5in" fo:text-indent="-0.25in" fo:margin-left="3.2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Question 5:</text:h>
      <text:p text:style-name="P4"><text:span text:style-name="T1">As more and more spatio-temporal data becomes available to more and more people (both public and not-so-public data, e.g., credit card transactions, cell phone data, sensor data, etc.), and as technical capabilities for presenting, mining, and analyzing data are growing, the opportunities for use and misuse of such data are rapidly increasing as well. What are (i) the opportunities and (ii) the possible hazards and threats that you see emerging? What technical and non-technical solutions might we bring to bear?</text:span></text:p>
      <text:p text:style-name="P5"><text:span text:style-name="T1"/></text:p>
      <text:p text:style-name="P5"><text:span text:style-name="T1"/></text:p>
      <text:p text:style-name="P5"><text:span text:style-name="T1"/></text:p>
      <text:p text:style-name="P5"><text:span text:style-name="T1"/></text:p>
      <text:h text:style-name="Heading_20_3" text:outline-level="3"><text:span text:style-name="T1">References:</text:span></text:h>
      <text:p text:style-name="P5"><text:span text:style-name="T1"/></text:p>
      <text:p text:style-name="P5"><text:span text:style-name="T1"/></text:p>
      <text:list xml:id="list1829772841" text:style-name="L1">
        <text:list-item>
          <text:p text:style-name="P2">Pros:</text:p>
          <text:list>
            <text:list-item>
              <text:p text:style-name="P2">Patterns we've never seen before</text:p>
            </text:list-item>
            <text:list-item>
              <text:p text:style-name="P2">Better Data, wider coverage?</text:p>
            </text:list-item>
            <text:list-item>
              <text:p text:style-name="P2">Innovation, Creative uses</text:p>
            </text:list-item>
            <text:list-item>
              <text:p text:style-name="P2">More eyes looking for stuff</text:p>
            </text:list-item>
          </text:list>
        </text:list-item>
        <text:list-item>
          <text:p text:style-name="P2">Cons:</text:p>
          <text:list>
            <text:list-item>
              <text:p text:style-name="P2">Privacy + Abuse</text:p>
              <text:list>
                <text:list-item>
                  <text:p text:style-name="P2">Security Vulnerability</text:p>
                </text:list-item>
              </text:list>
            </text:list-item>
            <text:list-item>
              <text:p text:style-name="P2">Inappropriate use</text:p>
            </text:list-item>
            <text:list-item>
              <text:p text:style-name="P6"><text:span text:style-name="T2">More difficult to clean/manage data – most people don't know how anyways</text:span></text:p>
            </text:list-item>
          </text:list>
        </text:list-item>
        <text:list-item>
          <text:p text:style-name="P2">Solutions:</text:p>
          <text:list>
            <text:list-item>
              <text:p text:style-name="P2">Technical</text:p>
              <text:list>
                <text:list-item>
                  <text:p text:style-name="P2">formats/standards</text:p>
                </text:list-item>
                <text:list-item>
                  <text:p text:style-name="P2">geofences</text:p>
                </text:list-item>
              </text:list>
            </text:list-item>
            <text:list-item>
              <text:p text:style-name="P2">Social</text:p>
              <text:list>
                <text:list-item>
                  <text:p text:style-name="P3"><text:span text:style-name="T1">why aren't people afraid of the surveillance state?</text:span></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OpenSymbol" svg:font-family="OpenSymbol"/>
    <style:font-face style:name="Arial1"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justify"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number:date-style style:name="N37" number:automatic-order="true">
      <number:month number:style="long"/>
      <number:text>/</number:text>
      <number:day number:style="long"/>
      <number:text>/</number:text>
      <number:year/>
    </number:date-style>
  </office:automatic-styles>
  <office:master-styles>
    <style:master-page style:name="Standard" style:page-layout-name="Mpm1">
      <style:header>
        <text:p text:style-name="MP1"><text:date style:data-style-name="N37" text:date-value="2012-01-16T11:09:25.99" text:fixed="true">01/16/12</text:date><text:tab/><text:tab/>Alex Mandel</text:p>
      </style:header>
      <style:footer>
        <text:p text:style-name="Footer"><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lex Mandel</meta:initial-creator>
    <meta:creation-date>2012-01-06T11:08:42</meta:creation-date>
    <dc:date>2012-01-16T11:12:23</dc:date>
    <dc:creator>Alex Mandel</dc:creator>
    <meta:editing-duration>PT7M10S</meta:editing-duration>
    <meta:editing-cycles>5</meta:editing-cycles>
    <meta:generator>LibreOffice/3.3$Unix LibreOffice_project/330m19$Build-401</meta:generator>
    <meta:document-statistic meta:table-count="0" meta:image-count="0" meta:object-count="0" meta:page-count="1" meta:paragraph-count="21" meta:word-count="154" meta:character-count="926"/>
  </office:meta>
</office:document-meta>
</file>